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4f48" officeooo:paragraph-rsid="000e4f48"/>
    </style:style>
    <style:style style:name="P2" style:family="paragraph" style:parent-style-name="Standard" style:list-style-name="L1">
      <style:text-properties officeooo:rsid="000e4f48" officeooo:paragraph-rsid="000e4f48"/>
    </style:style>
    <style:style style:name="P3" style:family="paragraph" style:parent-style-name="Standard" style:list-style-name="L2">
      <style:text-properties officeooo:rsid="000e4f48" officeooo:paragraph-rsid="000e4f48"/>
    </style:style>
    <style:style style:name="P4" style:family="paragraph" style:parent-style-name="Standard" style:list-style-name="L2">
      <style:text-properties officeooo:rsid="000f9c9d" officeooo:paragraph-rsid="000f9c9d"/>
    </style:style>
    <style:style style:name="P5" style:family="paragraph" style:parent-style-name="Standard">
      <style:text-properties officeooo:rsid="000f9c9d" officeooo:paragraph-rsid="000f9c9d"/>
    </style:style>
    <style:style style:name="P6" style:family="paragraph" style:parent-style-name="Standard" style:list-style-name="L1">
      <style:text-properties officeooo:rsid="000f9c9d" officeooo:paragraph-rsid="000f9c9d"/>
    </style:style>
    <style:style style:name="P7" style:family="paragraph" style:parent-style-name="Standard">
      <style:text-properties officeooo:rsid="001173e4" officeooo:paragraph-rsid="001173e4"/>
    </style:style>
    <style:style style:name="P8" style:family="paragraph" style:parent-style-name="Standard" style:list-style-name="L3">
      <style:text-properties officeooo:rsid="001173e4" officeooo:paragraph-rsid="001173e4"/>
    </style:style>
    <style:style style:name="P9" style:family="paragraph" style:parent-style-name="Standard" style:list-style-name="L2">
      <style:text-properties officeooo:rsid="001173e4" officeooo:paragraph-rsid="000f9c9d"/>
    </style:style>
    <style:style style:name="P10" style:family="paragraph" style:parent-style-name="Standard" style:list-style-name="L2">
      <style:text-properties officeooo:rsid="001173e4" officeooo:paragraph-rsid="001173e4"/>
    </style:style>
    <style:style style:name="P11" style:family="paragraph" style:parent-style-name="Standard">
      <style:text-properties officeooo:rsid="0012ce8f" officeooo:paragraph-rsid="0012ce8f"/>
    </style:style>
    <style:style style:name="P12" style:family="paragraph" style:parent-style-name="Standard" style:list-style-name="L2">
      <style:text-properties officeooo:rsid="00146a11" officeooo:paragraph-rsid="00146a11"/>
    </style:style>
    <style:style style:name="P13" style:family="paragraph" style:parent-style-name="Standard" style:list-style-name="L1">
      <style:text-properties officeooo:rsid="0016c989" officeooo:paragraph-rsid="0016c989"/>
    </style:style>
    <style:style style:name="P14" style:family="paragraph" style:parent-style-name="Standard">
      <style:text-properties officeooo:rsid="001894bf" officeooo:paragraph-rsid="001894bf"/>
    </style:style>
    <style:style style:name="P15" style:family="paragraph" style:parent-style-name="Standard">
      <style:text-properties officeooo:rsid="0019f7b2" officeooo:paragraph-rsid="0019f7b2"/>
    </style:style>
    <style:style style:name="P16" style:family="paragraph" style:parent-style-name="Standard" style:list-style-name="L4">
      <style:text-properties officeooo:rsid="0019f7b2" officeooo:paragraph-rsid="0019f7b2"/>
    </style:style>
    <style:style style:name="P17" style:family="paragraph" style:parent-style-name="Standard" style:list-style-name="L4">
      <style:text-properties officeooo:rsid="001b97ab" officeooo:paragraph-rsid="001b97ab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2ce8f" officeooo:paragraph-rsid="0012ce8f"/>
    </style:style>
    <style:style style:name="P19" style:family="paragraph" style:parent-style-name="Standard">
      <style:paragraph-properties fo:break-before="page"/>
      <style:text-properties officeooo:rsid="001173e4" officeooo:paragraph-rsid="001173e4"/>
    </style:style>
    <style:style style:name="P20" style:family="paragraph" style:parent-style-name="Standard">
      <style:paragraph-properties fo:break-before="page"/>
      <style:text-properties officeooo:rsid="000e4f48" officeooo:paragraph-rsid="000e4f48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894bf" officeooo:paragraph-rsid="001894bf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894bf" officeooo:paragraph-rsid="0019da22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1894bf" officeooo:paragraph-rsid="001894bf"/>
    </style:style>
    <style:style style:name="T1" style:family="text">
      <style:text-properties officeooo:rsid="001173e4"/>
    </style:style>
    <style:style style:name="T2" style:family="text">
      <style:text-properties officeooo:rsid="00146a11"/>
    </style:style>
    <style:style style:name="T3" style:family="text">
      <style:text-properties officeooo:rsid="0015ad70"/>
    </style:style>
    <style:style style:name="T4" style:family="text">
      <style:text-properties officeooo:rsid="0016c989"/>
    </style:style>
    <style:style style:name="T5" style:family="text">
      <style:text-properties officeooo:rsid="0019da22"/>
    </style:style>
    <style:style style:name="T6" style:family="text">
      <style:text-properties officeooo:rsid="0019f7b2"/>
    </style:style>
    <style:style style:name="T7" style:family="text">
      <style:text-properties officeooo:rsid="001b97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ra JS: another web-based text-based interactive fiction engine</text:p>
      <text:p text:style-name="P1"/>
      <text:p text:style-name="P1">Modeled after the <text:span text:style-name="T6">text </text:span>adventure game engine developed by Sega for the various Phantasy Star Adventure games on 16-bit Genesis and 8-bit Game Gear.</text:p>
      <text:p text:style-name="P1"/>
      <text:p text:style-name="P1">End-goal would be to have an engine that <text:span text:style-name="T3">runs fully client-side and </text:span>can comfortably <text:span text:style-name="T4">be </text:span>used on a desktop/portable PC, tablet and mobile phone, <text:span text:style-name="T6">with various input methods (ideally keyboard, touch, gamepad/joystick, mouse)</text:span>.</text:p>
      <text:p text:style-name="P1"/>
      <text:p text:style-name="P1">Main actions:</text:p>
      <text:list xml:id="list2733115444537578320" text:style-name="L1">
        <text:list-item>
          <text:p text:style-name="P2">WALK</text:p>
        </text:list-item>
        <text:list-item>
          <text:p text:style-name="P2">EXAMINE</text:p>
        </text:list-item>
        <text:list-item>
          <text:p text:style-name="P2">TALK</text:p>
        </text:list-item>
        <text:list-item>
          <text:p text:style-name="P2">PICK UP <text:span text:style-name="T2">(/ DROP?)</text:span></text:p>
        </text:list-item>
        <text:list-item>
          <text:p text:style-name="P2">USE</text:p>
        </text:list-item>
        <text:list-item>
          <text:p text:style-name="P13">(ATTACK?)</text:p>
        </text:list-item>
        <text:list-item>
          <text:p text:style-name="P13">(custom actions?)</text:p>
        </text:list-item>
        <text:list-item>
          <text:p text:style-name="P6">UNDO</text:p>
        </text:list-item>
      </text:list>
      <text:p text:style-name="P1"/>
      <text:p text:style-name="P15">Development strategies:</text:p>
      <text:list xml:id="list8977121868066560279" text:style-name="L4">
        <text:list-item>
          <text:p text:style-name="P16">Engine itself written in UI-agnostic “vanilla” Javascript code</text:p>
        </text:list-item>
        <text:list-item>
          <text:p text:style-name="P16">Front-end module runs on top of <text:span text:style-name="T7">the </text:span>engine, written in NextJS/React</text:p>
        </text:list-item>
        <text:list-item>
          <text:p text:style-name="P17">Turn-based by design</text:p>
          <text:list>
            <text:list-item>
              <text:p text:style-name="P17">Specific UI actions triggers a turn</text:p>
            </text:list-item>
            <text:list-item>
              <text:p text:style-name="P17">Every turn mutates state</text:p>
            </text:list-item>
            <text:list-item>
              <text:p text:style-name="P17">All objects in the game can subscribe to turn events and manipulate the state</text:p>
            </text:list-item>
            <text:list-item>
              <text:p text:style-name="P16">The last X turns should be fully Undo-able</text:p>
            </text:list-item>
          </text:list>
        </text:list-item>
      </text:list>
      <text:p text:style-name="P20">Objects: </text:p>
      <text:list xml:id="list2492150808421434737" text:style-name="L2">
        <text:list-item>
          <text:p text:style-name="P12">id</text:p>
        </text:list-item>
        <text:list-item>
          <text:p text:style-name="P4"><text:span text:style-name="T1">n</text:span>ame()</text:p>
        </text:list-item>
        <text:list-item>
          <text:p text:style-name="P12">walkable()</text:p>
        </text:list-item>
        <text:list-item>
          <text:p text:style-name="P12">walkDirection()</text:p>
        </text:list-item>
        <text:list-item>
          <text:p text:style-name="P12">walkBefore()</text:p>
        </text:list-item>
        <text:list-item>
          <text:p text:style-name="P12">walk()</text:p>
        </text:list-item>
        <text:list-item>
          <text:p text:style-name="P12">walkAfter()</text:p>
        </text:list-item>
        <text:list-item>
          <text:p text:style-name="P3"><text:span text:style-name="T1">examinable</text:span>()</text:p>
        </text:list-item>
        <text:list-item>
          <text:p text:style-name="P4">examineBefore()</text:p>
        </text:list-item>
        <text:list-item>
          <text:p text:style-name="P4">examine()</text:p>
        </text:list-item>
        <text:list-item>
          <text:p text:style-name="P4">examineAfter()</text:p>
        </text:list-item>
        <text:list-item>
          <text:p text:style-name="P4"><text:span text:style-name="T1">t</text:span>alkable()</text:p>
        </text:list-item>
        <text:list-item>
          <text:p text:style-name="P4">talkBefore()</text:p>
        </text:list-item>
        <text:list-item>
          <text:p text:style-name="P4">talk()</text:p>
        </text:list-item>
        <text:list-item>
          <text:p text:style-name="P4">talkAfter()</text:p>
        </text:list-item>
        <text:list-item>
          <text:p text:style-name="P4"><text:span text:style-name="T1">p</text:span>ickable()</text:p>
        </text:list-item>
        <text:list-item>
          <text:p text:style-name="P4">pickUpBefore()</text:p>
        </text:list-item>
        <text:list-item>
          <text:p text:style-name="P4">pickUp()</text:p>
        </text:list-item>
        <text:list-item>
          <text:p text:style-name="P4">pickUpAfter()</text:p>
        </text:list-item>
        <text:list-item>
          <text:p text:style-name="P4"><text:span text:style-name="T1">u</text:span>sable()</text:p>
        </text:list-item>
        <text:list-item>
          <text:p text:style-name="P12">usableOn()</text:p>
        </text:list-item>
        <text:list-item>
          <text:p text:style-name="P10">useBefore()</text:p>
        </text:list-item>
        <text:list-item>
          <text:p text:style-name="P4">use()</text:p>
        </text:list-item>
        <text:list-item>
          <text:p text:style-name="P9">useAfter()</text:p>
        </text:list-item>
        <text:list-item>
          <text:p text:style-name="P12">turn()</text:p>
        </text:list-item>
      </text:list>
      <text:p text:style-name="P5"/>
      <text:p text:style-name="P7"/>
      <text:p text:style-name="P19">Room</text:p>
      <text:list xml:id="list7341077597742787451" text:style-name="L3">
        <text:list-item>
          <text:p text:style-name="P8">name()</text:p>
        </text:list-item>
        <text:list-item>
          <text:p text:style-name="P8">description()</text:p>
        </text:list-item>
        <text:list-item>
          <text:p text:style-name="P8">enterBefore()</text:p>
        </text:list-item>
        <text:list-item>
          <text:p text:style-name="P8">enter()</text:p>
        </text:list-item>
        <text:list-item>
          <text:p text:style-name="P8">enterAfter()</text:p>
        </text:list-item>
        <text:list-item>
          <text:p text:style-name="P8">allObjects()</text:p>
        </text:list-item>
        <text:list-item>
          <text:p text:style-name="P8">addObject()</text:p>
        </text:list-item>
        <text:list-item>
          <text:p text:style-name="P8">removeObject()</text:p>
        </text:list-item>
      </text:list>
      <text:p text:style-name="P18"/>
      <text:p text:style-name="P11"/>
      <text:p text:style-name="P14">Engine</text:p>
      <text:p text:style-name="P14"/>
      <text:p text:style-name="P14">{</text:p>
      <text:p text:style-name="P14"><text:tab/>“pool”: {</text:p>
      <text:p text:style-name="P14"><text:tab/><text:tab/>“objects”: {}</text:p>
      <text:p text:style-name="P14"><text:tab/><text:tab/>“rooms”: {}</text:p>
      <text:p text:style-name="P14"><text:tab/>},</text:p>
      <text:p text:style-name="P21">“state”: {</text:p>
      <text:p text:style-name="P21"><text:tab/>“version”: 0,</text:p>
      <text:p text:style-name="P21"><text:tab/>“turn”: 0,</text:p>
      <text:p text:style-name="P21"><text:tab/>“score”: 0,</text:p>
      <text:p text:style-name="P21"><text:tab/>“room”: “id”,</text:p>
      <text:p text:style-name="P22"><text:tab/>“inventory”: <text:span text:style-name="T5">[“id”]</text:span></text:p>
      <text:p text:style-name="P21"><text:tab/>“rooms”: {</text:p>
      <text:p text:style-name="P21"><text:tab/><text:tab/>“id”: {}</text:p>
      <text:p text:style-name="P21"><text:tab/>},</text:p>
      <text:p text:style-name="P21"><text:tab/>“objects” {</text:p>
      <text:p text:style-name="P21"><text:tab/><text:tab/>“id”: {}</text:p>
      <text:p text:style-name="P21"><text:tab/>}</text:p>
      <text:p text:style-name="P21">}</text:p>
      <text:p text:style-name="P23">}</text:p>
      <text:p text:style-name="P14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1:08:36.513000000</meta:creation-date>
    <dc:date>2022-08-25T04:33:16.665000000</dc:date>
    <meta:editing-duration>PT14H53M1S</meta:editing-duration>
    <meta:editing-cycles>5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75" meta:word-count="251" meta:character-count="1435" meta:non-whitespace-character-count="1287"/>
  </office:meta>
</office:document-meta>
</file>